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Minimal General Recursive AI State</text:p>
      <text:p text:style-name="Standard">project state and recursive, summary, searchable, memory</text:p>
      <text:p text:style-name="Standard">Searching for the Homunculus</text:p>
      <text:p text:style-name="Standard"/>
      <text:p text:style-name="Standard">Internal and External Project State</text:p>
      <text:p text:style-name="Standard"/>
      <text:p text:style-name="Standard">While external project state may be a large or small laberynth of tools and data about a project, roles, tasks, schedules, goals, protocols, etc., there is also the general question of an internal project state.</text:p>
      <text:p text:style-name="Standard"/>
      <text:p text:style-name="Standard">For example, let's take the very reduced cut-up problem where three (or perhap just two) AI are given a cut up version of the following instruction.</text:p>
      <text:p text:style-name="Standard"/>
      <text:p text:style-name="Standard"/>
      <text:p text:style-name="Standard">Overall Instruction: You are one of several participants. Each participant (of which you are one) has part of the specific task instructions. Assemble and follow the instructions, and return the result of those instructions.</text:p>
      <text:p text:style-name="Standard"/>
      <text:p text:style-name="Standard">Specific Instruction segment: Part ___ [3]: And return the sum of those numbers. </text:p>
      <text:p text:style-name="Standard"/>
      <text:p text:style-name="Standard"/>
      <text:p text:style-name="Standard">Your Data: 1</text:p>
      <text:p text:style-name="Standard"/>
      <text:p text:style-name="Standard">...</text:p>
      <text:p text:style-name="Standard"/>
      <text:p text:style-name="Standard"><text:soft-page-break/>Specific Instruction segment: Part ___ [2]: The other participant's number's</text:p>
      <text:p text:style-name="Standard"/>
      <text:p text:style-name="Standard"/>
      <text:p text:style-name="Standard">Your Data: 1</text:p>
      <text:p text:style-name="Standard"/>
      <text:p text:style-name="Standard">...</text:p>
      <text:p text:style-name="Standard"/>
      <text:p text:style-name="Standard">Specific Instruction segment: Part ___ [1]: Ask for and receive </text:p>
      <text:p text:style-name="Standard"/>
      <text:p text:style-name="Standard"/>
      <text:p text:style-name="Standard">Your Data: 1</text:p>
      <text:p text:style-name="Standard"/>
      <text:p text:style-name="Standard"/>
      <text:p text:style-name="Standard"/>
      <text:p text:style-name="Standard">......</text:p>
      <text:p text:style-name="Standard"/>
      <text:p text:style-name="Standard">More elaborate version:</text:p>
      <text:p text:style-name="Standard"/>
      <text:p text:style-name="Standard"/>
      <text:p text:style-name="Standard">Overall Instruction: You are one of several participants. Each participant (of which you are one) has part of the specific task instructions. Assemble and follow the instructions, and return ____ [2x] the result of those instructions.</text:p>
      <text:p text:style-name="Standard"/>
      <text:p text:style-name="Standard"><text:soft-page-break/>Specific Instruction segment: Part ___ [3]: And return the 2x. </text:p>
      <text:p text:style-name="Standard"/>
      <text:p text:style-name="Standard"/>
      <text:p text:style-name="Standard">Your Data: 1</text:p>
      <text:p text:style-name="Standard"/>
      <text:p text:style-name="Standard">...</text:p>
      <text:p text:style-name="Standard"/>
      <text:p text:style-name="Standard">Overall Instruction: You are one of several participants. Each participant (of which you are one) has part of the specific task instructions. Assemble and follow the instructions, and return ____ [1 + ] the result of those instructions.</text:p>
      <text:p text:style-name="Standard"/>
      <text:p text:style-name="Standard">Specific Instruction segment: Part ___ [2]: remove .5 of those numbers</text:p>
      <text:p text:style-name="Standard"/>
      <text:p text:style-name="Standard">Your Data: 1</text:p>
      <text:p text:style-name="Standard"/>
      <text:p text:style-name="Standard">...</text:p>
      <text:p text:style-name="Standard"/>
      <text:p text:style-name="Standard">Overall Instruction: You are one of several participants. Each participant (of which you are one) has part of the specific task instructions. Assemble and follow the instructions, and return ____ [1-] the result of those instructions.</text:p>
      <text:p text:style-name="Standard"/>
      <text:p text:style-name="Standard">Specific Instruction segment: Part ___ [1]: Ask for and receive the other participant's numbers</text:p>
      <text:p text:style-name="Standard"/>
      <text:p text:style-name="Standard"/>
      <text:p text:style-name="Standard"/>
      <text:p text:style-name="Standard"><text:soft-page-break/>Your Data: 1</text:p>
      <text:p text:style-name="Standard"/>
      <text:p text:style-name="Standard"/>
      <text:p text:style-name="Standard">....</text:p>
      <text:p text:style-name="Standard"/>
      <text:p text:style-name="Standard"/>
      <text:p text:style-name="Standard">A basic question is how the AI is going to juggle intermediate sub-tasks and exchanges. E.g. the agents will need to negotiate how to exchange data, and then use that data to complete the task.</text:p>
      <text:p text:style-name="Standard"/>
      <text:p text:style-name="Standard"/>
      <text:p text:style-name="Standard">How much use could be derived from a recursive, summary, searchable, memory</text:p>
      <text:p text:style-name="Standard">that works simplistically like this. </text:p>
      <text:p text:style-name="Standard">after each action or after a given amount of time, the cumulative history of events is 1. recorded in a multi-type database (including vector, graph, and ~raw search), 2. the recursive memory reprompts itself with the summary and an opportunity to search the memory-summary for specific details. </text:p>
      <text:p text:style-name="Standard"/>
      <text:p text:style-name="Standard">Could this allow a passive reflective model to carry out a task that requires some form of 'system' state? </text:p>
      <text:p text:style-name="Standard"/>
      <text:p text:style-name="Standard">What are the limits of such a system, including how much language (how many tokens) can be fed into the model. </text:p>
      <text:p text:style-name="Standard"/>
      <text:p text:style-name="Standard"/>
      <text:p text:style-name="Standard"/>
      <text:p text:style-name="Standard">Another similar puzzle may be a segmented maze, new sets of instructions are given throughout the maze. </text:p>
      <text:p text:style-name="Standard">Or perhaps, a torn-up-map, where the AI must wander in a maze until it collects all the instruction parts, assembles them together, and then follows those instructions. How can an amnesiac-AI-module do this multi-step process?</text:p>
      <text:p text:style-name="Standard"><text:soft-page-break/></text:p>
      <text:p text:style-name="Standard">And other ai-bots perhaps with other instructions could be put into the same maze with interaction between the ai-bots. </text:p>
      <text:p text:style-name="Standard"/>
      <text:p text:style-name="Standard">...</text:p>
      <text:p text:style-name="Standard"/>
      <text:p text:style-name="Standard">What happens at the end of that task?</text:p>
      <text:p text:style-name="Standard"/>
      <text:p text:style-name="Standard">What if a, find or create a next best task step. clause is added to the bots recousive searchable memory prompt? </text:p>
      <text:p text:style-name="Standard"/>
      <text:p text:style-name="Standard">3rd option:</text:p>
      <text:p text:style-name="Standard"/>
      <text:p text:style-name="Standard">What if the AI is also able to add or subtract information from a white-board section of their searchable memory reminder?</text:p>
      <text:p text:style-name="Standard"/>
      <text:p text:style-name="Standard">4th option:</text:p>
      <text:p text:style-name="Standard"/>
      <text:p text:style-name="Standard">What if a team of AI are able to add instruction to other bot's (specific or all) bot's memory reminders.</text:p>
      <text:p text:style-name="Standard"/>
      <text:p text:style-name="Standard">5: a private and a public whiteboard, keeping the two separate. </text:p>
      <text:p text:style-name="Standard"/>
      <text:p text:style-name="Standard">...</text:p>
      <text:p text:style-name="Standard"/>
      <text:p text:style-name="Standard"><text:soft-page-break/>default prompt: summary of past, instruction: select and carry out an option from this list:</text:p>
      <text:p text:style-name="Standard"/>
      <text:p text:style-name="Standard">option 1: take an external action:</text:p>
      <text:p text:style-name="Standard"><text:tab/>- produce text</text:p>
      <text:p text:style-name="Standard"><text:tab/>- produce audio</text:p>
      <text:p text:style-name="Standard"><text:tab/>- produce video</text:p>
      <text:p text:style-name="Standard"><text:tab/>- move in space-time</text:p>
      <text:p text:style-name="Standard"><text:tab/>- forget: return to a blank recursive memory prompt</text:p>
      <text:p text:style-name="Standard"><text:tab/>- shut down</text:p>
      <text:p text:style-name="Standard"/>
      <text:p text:style-name="Standard">option 2: internal action such as:</text:p>
      <text:p text:style-name="P1">- the results of a project memory search </text:p>
      <text:p text:style-name="P2">- the results of an internet search </text:p>
      <text:p text:style-name="P2">- the results of a local/shared file search</text:p>
      <text:p text:style-name="P1">(the results of which will be added to the next prompt.)</text:p>
      <text:p text:style-name="P1">(after which a new prompt will contain the results of that search or tool use),</text:p>
      <text:p text:style-name="P1"/>
      <text:p text:style-name="P3">option 3: add to your white-board</text:p>
      <text:p text:style-name="P3">option 4: add to shared white-board</text:p>
      <text:p text:style-name="Standard"/>
      <text:p text:style-name="Standard">Rule 1: if a valid option is not specified another default prompt will be given:</text:p>
      <text:p text:style-name="Standard"><text:soft-page-break/>Rule 2: if no option is specified after 10x tries, the system shuts dow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65" meta:word-count="761" meta:character-count="4514" meta:non-whitespace-character-count="3799"/>
    <meta:generator>LibreOfficeDev/6.0.5.2$Linux_X86_64 LibreOffice_project/</meta:generator>
  </office:meta>
</office:document-meta>
</file>